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Email</text:p>
          </table:table-cell>
          <table:table-cell office:value-type="string">
            <text:p>Examen:Hoja de trabajo 1 (Real)</text:p>
          </table:table-cell>
          <table:table-cell office:value-type="string">
            <text:p>Examen:Hoja de trabajo 2 (Real)</text:p>
          </table:table-cell>
          <table:table-cell office:value-type="string">
            <text:p>Examen:Proyecto mi casa (Real)</text:p>
          </table:table-cell>
          <table:table-cell office:value-type="string">
            <text:p>Examen:Examen final (Real)</text:p>
          </table:table-cell>
          <table:table-cell office:value-type="string">
            <text:p>Total del curso (Real)</text:p>
          </table:table-cell>
          <table:table-cell office:value-type="string">
            <text:p>Último descargado desde este curso</text:p>
          </table:table-cell>
        </table:table-row>
        <table:table-row>
          <table:table-cell office:value-type="string">
            <text:p>MARVIN ALEXANDER</text:p>
          </table:table-cell>
          <table:table-cell office:value-type="string">
            <text:p>ACABAL VALDIZON</text:p>
          </table:table-cell>
          <table:table-cell office:value-type="string">
            <text:p>25463772812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xander.valdizon@gmail.com</text:p>
          </table:table-cell>
          <table:table-cell office:value-type="float" office:value="20.00">
            <text:p>2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9.00">
            <text:p>29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STRID BEATRIZ</text:p>
          </table:table-cell>
          <table:table-cell office:value-type="string">
            <text:p>ALONZO PACHECO</text:p>
          </table:table-cell>
          <table:table-cell office:value-type="string">
            <text:p>25724390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5137astridalonzo@gmail.com</text:p>
          </table:table-cell>
          <table:table-cell office:value-type="float" office:value="25.00">
            <text:p>25.00</text:p>
          </table:table-cell>
          <table:table-cell office:value-type="float" office:value="23.00">
            <text:p>2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.00">
            <text:p>4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SINDI ASUSENA</text:p>
          </table:table-cell>
          <table:table-cell office:value-type="string">
            <text:p>ALVAREZ GARCIA</text:p>
          </table:table-cell>
          <table:table-cell office:value-type="string">
            <text:p>26815881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4891sindialvarez@gmail.com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REINA ELIZABETH</text:p>
          </table:table-cell>
          <table:table-cell office:value-type="string">
            <text:p>ARAGÃ³N HERNÃ¡NDEZ</text:p>
          </table:table-cell>
          <table:table-cell office:value-type="string">
            <text:p>26972649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liza.aragonh@gmail.com</text:p>
          </table:table-cell>
          <table:table-cell office:value-type="float" office:value="20.00">
            <text:p>2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.00">
            <text:p>30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EDWIN ROBERTO</text:p>
          </table:table-cell>
          <table:table-cell office:value-type="string">
            <text:p>ARIAS HERNÃ¡NDEZ</text:p>
          </table:table-cell>
          <table:table-cell office:value-type="string">
            <text:p>28609501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04556edwinarias@gmail.com</text:p>
          </table:table-cell>
          <table:table-cell office:value-type="float" office:value="25.00">
            <text:p>2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.00">
            <text:p>3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JENNIFER FABIOLA</text:p>
          </table:table-cell>
          <table:table-cell office:value-type="string">
            <text:p>ARROYO HERNÃ¡NDEZ</text:p>
          </table:table-cell>
          <table:table-cell office:value-type="string">
            <text:p>19875376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914612jenniferarroyo@gmail.com</text:p>
          </table:table-cell>
          <table:table-cell office:value-type="float" office:value="25.00">
            <text:p>25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.00">
            <text:p>3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BYRON</text:p>
          </table:table-cell>
          <table:table-cell office:value-type="string">
            <text:p>BALDOMERO</text:p>
          </table:table-cell>
          <table:table-cell office:value-type="string">
            <text:p>22623631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yronbmorales@gmail.com</text:p>
          </table:table-cell>
          <table:table-cell office:value-type="float" office:value="20.00">
            <text:p>20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.00">
            <text:p>3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IVANIA MASSIEL</text:p>
          </table:table-cell>
          <table:table-cell office:value-type="string">
            <text:p>BARILLAS BRAN</text:p>
          </table:table-cell>
          <table:table-cell office:value-type="string">
            <text:p>25526864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314662ivaniabarillas@gmail.com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DOUGLAS IVAN</text:p>
          </table:table-cell>
          <table:table-cell office:value-type="string">
            <text:p>BELTRAN YOC</text:p>
          </table:table-cell>
          <table:table-cell office:value-type="string">
            <text:p>30038308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452douglasbeltran@gmail.com</text:p>
          </table:table-cell>
          <table:table-cell office:value-type="float" office:value="5.00">
            <text:p>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8.00">
            <text:p>1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DAYRA MELISSA</text:p>
          </table:table-cell>
          <table:table-cell office:value-type="string">
            <text:p>CADENAS ALEBÃ³N</text:p>
          </table:table-cell>
          <table:table-cell office:value-type="string">
            <text:p>2700789670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yramelissa06@gmail.com</text:p>
          </table:table-cell>
          <table:table-cell office:value-type="float" office:value="20.00">
            <text:p>20.00</text:p>
          </table:table-cell>
          <table:table-cell office:value-type="float" office:value="19.00">
            <text:p>1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9.00">
            <text:p>39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HJALMAR DAVID</text:p>
          </table:table-cell>
          <table:table-cell office:value-type="string">
            <text:p>CALDERÃ³N CASTELLANO</text:p>
          </table:table-cell>
          <table:table-cell office:value-type="string">
            <text:p>2575234990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jalmar.calderon@profesor.usac.edu.gt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RUTH YOLANDA</text:p>
          </table:table-cell>
          <table:table-cell office:value-type="string">
            <text:p>CALDERÃ³N SACOR</text:p>
          </table:table-cell>
          <table:table-cell office:value-type="string">
            <text:p>29946406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eftagonde@gmail.com</text:p>
          </table:table-cell>
          <table:table-cell office:value-type="float" office:value="25.00">
            <text:p>25.00</text:p>
          </table:table-cell>
          <table:table-cell office:value-type="float" office:value="23.00">
            <text:p>2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.00">
            <text:p>4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EDWIN JAVIER</text:p>
          </table:table-cell>
          <table:table-cell office:value-type="string">
            <text:p>CANÃ¡S SOTO</text:p>
          </table:table-cell>
          <table:table-cell office:value-type="string">
            <text:p>24335250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viercanas.auditor@gmail.com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LLAN WILFREDO</text:p>
          </table:table-cell>
          <table:table-cell office:value-type="string">
            <text:p>CARAVANTES ALVARADO</text:p>
          </table:table-cell>
          <table:table-cell office:value-type="string">
            <text:p>25028374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lancaravantes@gmail.com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LIGIA FERNANDA</text:p>
          </table:table-cell>
          <table:table-cell office:value-type="string">
            <text:p>CASTILLO MORALES</text:p>
          </table:table-cell>
          <table:table-cell office:value-type="string">
            <text:p>30037488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654ligiacastillo@gmail.com</text:p>
          </table:table-cell>
          <table:table-cell office:value-type="float" office:value="25.00">
            <text:p>2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.00">
            <text:p>3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JOSÃ ANTONIO</text:p>
          </table:table-cell>
          <table:table-cell office:value-type="string">
            <text:p>CASTRO BOCHE</text:p>
          </table:table-cell>
          <table:table-cell office:value-type="string">
            <text:p>24148119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secastro134468@gmail.com</text:p>
          </table:table-cell>
          <table:table-cell office:value-type="float" office:value="20.00">
            <text:p>20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3.00">
            <text:p>33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CRISTIAN RENÃ© RONALDO</text:p>
          </table:table-cell>
          <table:table-cell office:value-type="string">
            <text:p>CHACAJ MICULAX</text:p>
          </table:table-cell>
          <table:table-cell office:value-type="string">
            <text:p>30648709804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stianrene502@gmail.com</text:p>
          </table:table-cell>
          <table:table-cell office:value-type="string">
            <text:p>-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5.00">
            <text:p>15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WALTER RENÃ©</text:p>
          </table:table-cell>
          <table:table-cell office:value-type="string">
            <text:p>CHÃ¡VEZ FIGUEROA</text:p>
          </table:table-cell>
          <table:table-cell office:value-type="string">
            <text:p>25148559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hafandi@gmail.com</text:p>
          </table:table-cell>
          <table:table-cell office:value-type="float" office:value="5.00">
            <text:p>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8.00">
            <text:p>1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SANDRA ANTONIETA</text:p>
          </table:table-cell>
          <table:table-cell office:value-type="string">
            <text:p>COLÓN PADILLA</text:p>
          </table:table-cell>
          <table:table-cell office:value-type="string">
            <text:p>23077521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6138sandracolon@gmail.com</text:p>
          </table:table-cell>
          <table:table-cell office:value-type="float" office:value="25.00">
            <text:p>25.00</text:p>
          </table:table-cell>
          <table:table-cell office:value-type="float" office:value="12.00">
            <text:p>1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7.00">
            <text:p>37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EMILY ROSMERY</text:p>
          </table:table-cell>
          <table:table-cell office:value-type="string">
            <text:p>COYOY LOPEZ</text:p>
          </table:table-cell>
          <table:table-cell office:value-type="string">
            <text:p>26239318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coyoy05@gmail.com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MARÃ­A CELESTE</text:p>
          </table:table-cell>
          <table:table-cell office:value-type="string">
            <text:p>DE COTO COBAR</text:p>
          </table:table-cell>
          <table:table-cell office:value-type="string">
            <text:p>30016707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eleste.decoto@gmail.com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WILLIAM RENÃ©</text:p>
          </table:table-cell>
          <table:table-cell office:value-type="string">
            <text:p>DEL VALLE RODRIGUEZ</text:p>
          </table:table-cell>
          <table:table-cell office:value-type="string">
            <text:p>31675113813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422williamdelvalle@gmail.com</text:p>
          </table:table-cell>
          <table:table-cell office:value-type="float" office:value="25.00">
            <text:p>2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.00">
            <text:p>3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CARLOS EDUARDO</text:p>
          </table:table-cell>
          <table:table-cell office:value-type="string">
            <text:p>DIAZ DIAZ</text:p>
          </table:table-cell>
          <table:table-cell office:value-type="string">
            <text:p>19184982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az_ced@hotmail.com</text:p>
          </table:table-cell>
          <table:table-cell office:value-type="float" office:value="15.00">
            <text:p>15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6.00">
            <text:p>26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MADA RAQUEL</text:p>
          </table:table-cell>
          <table:table-cell office:value-type="string">
            <text:p>DOMINGO REYES</text:p>
          </table:table-cell>
          <table:table-cell office:value-type="string">
            <text:p>24177646513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quelitadr@gmail.com</text:p>
          </table:table-cell>
          <table:table-cell office:value-type="string">
            <text:p>-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.00">
            <text:p>1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ZOILA EDELMIRA</text:p>
          </table:table-cell>
          <table:table-cell office:value-type="string">
            <text:p>DÃ­AZ OTZÃ­N</text:p>
          </table:table-cell>
          <table:table-cell office:value-type="string">
            <text:p>16178740103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612706zoiladiaz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SANDY MARINA</text:p>
          </table:table-cell>
          <table:table-cell office:value-type="string">
            <text:p>ESQUIVEL CASTAÃ±ON</text:p>
          </table:table-cell>
          <table:table-cell office:value-type="string">
            <text:p>25453541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404543sandyesquivel@gmail.com</text:p>
          </table:table-cell>
          <table:table-cell office:value-type="float" office:value="25.00">
            <text:p>25.00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0.00">
            <text:p>40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CLEIDY RUBÃ­</text:p>
          </table:table-cell>
          <table:table-cell office:value-type="string">
            <text:p>FELIPE LEMUS</text:p>
          </table:table-cell>
          <table:table-cell office:value-type="string">
            <text:p>22857007720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4578cleidyfelipe@gmail.com</text:p>
          </table:table-cell>
          <table:table-cell office:value-type="float" office:value="15.00">
            <text:p>1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8.00">
            <text:p>2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FRANCIS KRISANDA</text:p>
          </table:table-cell>
          <table:table-cell office:value-type="string">
            <text:p>FIGUEROA SALAZAR</text:p>
          </table:table-cell>
          <table:table-cell office:value-type="string">
            <text:p>25405354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415211francisfigueroa@gmail.com</text:p>
          </table:table-cell>
          <table:table-cell office:value-type="string">
            <text:p>-</text:p>
          </table:table-cell>
          <table:table-cell office:value-type="float" office:value="12.00">
            <text:p>1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2.00">
            <text:p>1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EDWIN OMAR</text:p>
          </table:table-cell>
          <table:table-cell office:value-type="string">
            <text:p>GODINEZ HERNANDEZ</text:p>
          </table:table-cell>
          <table:table-cell office:value-type="string">
            <text:p>29973358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516edwingodinez@gmail.com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LEVI OMAR</text:p>
          </table:table-cell>
          <table:table-cell office:value-type="string">
            <text:p>GOMEZ PUAC</text:p>
          </table:table-cell>
          <table:table-cell office:value-type="string">
            <text:p>1987245781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gomez.050983@gmail.com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CARLOS ELISEO</text:p>
          </table:table-cell>
          <table:table-cell office:value-type="string">
            <text:p>GUTIÃ©RREZ BARILLAS</text:p>
          </table:table-cell>
          <table:table-cell office:value-type="string">
            <text:p>25436000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los5810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KIMBERLY VANESSA</text:p>
          </table:table-cell>
          <table:table-cell office:value-type="string">
            <text:p>GUZMAN JUÃ¡REZ</text:p>
          </table:table-cell>
          <table:table-cell office:value-type="string">
            <text:p>28318687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0210kimberlyguzman@gmail.com</text:p>
          </table:table-cell>
          <table:table-cell office:value-type="float" office:value="25.00">
            <text:p>25.00</text:p>
          </table:table-cell>
          <table:table-cell office:value-type="float" office:value="23.00">
            <text:p>2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8.00">
            <text:p>4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na Gabriela</text:p>
          </table:table-cell>
          <table:table-cell office:value-type="string">
            <text:p>Guzman Mejia</text:p>
          </table:table-cell>
          <table:table-cell office:value-type="string">
            <text:p>26909476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byguz.16@gmail.com</text:p>
          </table:table-cell>
          <table:table-cell office:value-type="float" office:value="20.00">
            <text:p>20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.00">
            <text:p>3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NANCY CAROLINA</text:p>
          </table:table-cell>
          <table:table-cell office:value-type="string">
            <text:p>HERNÃ¡NDEZ GUZMÃ¡N</text:p>
          </table:table-cell>
          <table:table-cell office:value-type="string">
            <text:p>25868602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rochg@gmail.com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GLENDY YANETH</text:p>
          </table:table-cell>
          <table:table-cell office:value-type="string">
            <text:p>HERNÃ¡NDEZ SÃ¡NCHEZ</text:p>
          </table:table-cell>
          <table:table-cell office:value-type="string">
            <text:p>232355843060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7698glendyhernandez@gmail.com</text:p>
          </table:table-cell>
          <table:table-cell office:value-type="float" office:value="25.00">
            <text:p>25.00</text:p>
          </table:table-cell>
          <table:table-cell office:value-type="float" office:value="25.00">
            <text:p>2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0.00">
            <text:p>50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NA GABRIELA</text:p>
          </table:table-cell>
          <table:table-cell office:value-type="string">
            <text:p>HERRERA PERDOMO</text:p>
          </table:table-cell>
          <table:table-cell office:value-type="string">
            <text:p>16410944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agabriela.herrera39@gmail.com</text:p>
          </table:table-cell>
          <table:table-cell office:value-type="float" office:value="25.00">
            <text:p>25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4.00">
            <text:p>34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OSCAR RAFAEL</text:p>
          </table:table-cell>
          <table:table-cell office:value-type="string">
            <text:p>JIMÃ©NEZ SEGURA</text:p>
          </table:table-cell>
          <table:table-cell office:value-type="string">
            <text:p>19320934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scarafaelgt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SHERWIN ODIR</text:p>
          </table:table-cell>
          <table:table-cell office:value-type="string">
            <text:p>KUNCE HERRERA</text:p>
          </table:table-cell>
          <table:table-cell office:value-type="string">
            <text:p>18173485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herwinkunze10@gmail.com</text:p>
          </table:table-cell>
          <table:table-cell office:value-type="float" office:value="25.00">
            <text:p>25.00</text:p>
          </table:table-cell>
          <table:table-cell office:value-type="float" office:value="12.00">
            <text:p>1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7.00">
            <text:p>37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ISIDRO ANTONIO</text:p>
          </table:table-cell>
          <table:table-cell office:value-type="string">
            <text:p>LOPEZ JULAJ</text:p>
          </table:table-cell>
          <table:table-cell office:value-type="string">
            <text:p>25571889604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pezjulajantoni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LUIS FERNANDO</text:p>
          </table:table-cell>
          <table:table-cell office:value-type="string">
            <text:p>LÃ³PEZ SOTO</text:p>
          </table:table-cell>
          <table:table-cell office:value-type="string">
            <text:p>29966294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rnando30sot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ZUCENA AMARILIS</text:p>
          </table:table-cell>
          <table:table-cell office:value-type="string">
            <text:p>LÃ³PEZ TRIGUEROS</text:p>
          </table:table-cell>
          <table:table-cell office:value-type="string">
            <text:p>21120971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zu13trigueros@gmail.com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YASMIN YASENIA</text:p>
          </table:table-cell>
          <table:table-cell office:value-type="string">
            <text:p>MARROQUIN AMBROCIO</text:p>
          </table:table-cell>
          <table:table-cell office:value-type="string">
            <text:p>239880951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215781yasminmarroqui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EVELIN ELIZABETH</text:p>
          </table:table-cell>
          <table:table-cell office:value-type="string">
            <text:p>MARTINEZ MENDEZ</text:p>
          </table:table-cell>
          <table:table-cell office:value-type="string">
            <text:p>213417693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318745evelinmartinez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KARLA MELISSA</text:p>
          </table:table-cell>
          <table:table-cell office:value-type="string">
            <text:p>MAZARIEGOS CORONADO</text:p>
          </table:table-cell>
          <table:table-cell office:value-type="string">
            <text:p>22850560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214975karlamazariegos@gmail.com</text:p>
          </table:table-cell>
          <table:table-cell office:value-type="float" office:value="25.00">
            <text:p>25.00</text:p>
          </table:table-cell>
          <table:table-cell office:value-type="float" office:value="19.00">
            <text:p>1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4.00">
            <text:p>44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NDREA LISSETH</text:p>
          </table:table-cell>
          <table:table-cell office:value-type="string">
            <text:p>MEJÃ­A AVALOS</text:p>
          </table:table-cell>
          <table:table-cell office:value-type="string">
            <text:p>16446014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711384andreameji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SILVIA ESPERANZA</text:p>
          </table:table-cell>
          <table:table-cell office:value-type="string">
            <text:p>MONTENEGRO AGUIRRE</text:p>
          </table:table-cell>
          <table:table-cell office:value-type="string">
            <text:p>30199551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8565silviamontenegro@gmail.com</text:p>
          </table:table-cell>
          <table:table-cell office:value-type="float" office:value="25.00">
            <text:p>2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.00">
            <text:p>3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KEVIN</text:p>
          </table:table-cell>
          <table:table-cell office:value-type="string">
            <text:p>MORALES OVALLE</text:p>
          </table:table-cell>
          <table:table-cell office:value-type="string">
            <text:p>30034604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vinmorales672@gmail.com</text:p>
          </table:table-cell>
          <table:table-cell office:value-type="float" office:value="25.00">
            <text:p>2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.00">
            <text:p>3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MELISSA MARÃ­A</text:p>
          </table:table-cell>
          <table:table-cell office:value-type="string">
            <text:p>MORALES TOLEDO</text:p>
          </table:table-cell>
          <table:table-cell office:value-type="string">
            <text:p>21165768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limorales.toledo@gmail.com</text:p>
          </table:table-cell>
          <table:table-cell office:value-type="float" office:value="25.00">
            <text:p>25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BRENDA ELIZABETH</text:p>
          </table:table-cell>
          <table:table-cell office:value-type="string">
            <text:p>MUÃ±OZ SAMAYOA</text:p>
          </table:table-cell>
          <table:table-cell office:value-type="string">
            <text:p>24988615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05631brendamunoz@gmail.com</text:p>
          </table:table-cell>
          <table:table-cell office:value-type="float" office:value="15.00">
            <text:p>15.00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.00">
            <text:p>30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LILIAN ROXANA</text:p>
          </table:table-cell>
          <table:table-cell office:value-type="string">
            <text:p>NÃ¡JERA GÃ³MEZ</text:p>
          </table:table-cell>
          <table:table-cell office:value-type="string">
            <text:p>15812419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812402liliannajera@gmail.com</text:p>
          </table:table-cell>
          <table:table-cell office:value-type="float" office:value="20.00">
            <text:p>20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.00">
            <text:p>3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CARLOS JAVIER</text:p>
          </table:table-cell>
          <table:table-cell office:value-type="string">
            <text:p>ORDOÃ±EZ TORCELLI</text:p>
          </table:table-cell>
          <table:table-cell office:value-type="string">
            <text:p>30193099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2720carlosordonezt@gmail.com</text:p>
          </table:table-cell>
          <table:table-cell office:value-type="float" office:value="20.00">
            <text:p>20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.00">
            <text:p>3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JAVIER ALEXANDER</text:p>
          </table:table-cell>
          <table:table-cell office:value-type="string">
            <text:p>ORTEGA GUILLEN</text:p>
          </table:table-cell>
          <table:table-cell office:value-type="string">
            <text:p>30176229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12059javierortega@gmail.com</text:p>
          </table:table-cell>
          <table:table-cell office:value-type="float" office:value="25.00">
            <text:p>2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.00">
            <text:p>3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SINDY</text:p>
          </table:table-cell>
          <table:table-cell office:value-type="string">
            <text:p>ORTIZ</text:p>
          </table:table-cell>
          <table:table-cell office:value-type="string">
            <text:p>22889572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ngab.ov@gmail.com</text:p>
          </table:table-cell>
          <table:table-cell office:value-type="float" office:value="25.00">
            <text:p>25.00</text:p>
          </table:table-cell>
          <table:table-cell office:value-type="float" office:value="15.00">
            <text:p>1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0.00">
            <text:p>40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EDWIN FELIPE</text:p>
          </table:table-cell>
          <table:table-cell office:value-type="string">
            <text:p>OVALLE ARGUETA</text:p>
          </table:table-cell>
          <table:table-cell office:value-type="string">
            <text:p>27945039710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514329edwinovalle@gmail.com</text:p>
          </table:table-cell>
          <table:table-cell office:value-type="float" office:value="10.00">
            <text:p>10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3.00">
            <text:p>23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GRICELDA NOEMÃ­</text:p>
          </table:table-cell>
          <table:table-cell office:value-type="string">
            <text:p>PATZAN CANEL</text:p>
          </table:table-cell>
          <table:table-cell office:value-type="string">
            <text:p>29760067201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tzangris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JOSE GABRIEL</text:p>
          </table:table-cell>
          <table:table-cell office:value-type="string">
            <text:p>PEREZ PORTILLO</text:p>
          </table:table-cell>
          <table:table-cell office:value-type="string">
            <text:p>22835930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brielportillo20@outlook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NA KARINA</text:p>
          </table:table-cell>
          <table:table-cell office:value-type="string">
            <text:p>PINZÃ³N FUSTER</text:p>
          </table:table-cell>
          <table:table-cell office:value-type="string">
            <text:p>18875890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9032anapinzon@gmail.com</text:p>
          </table:table-cell>
          <table:table-cell office:value-type="float" office:value="20.00">
            <text:p>20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.00">
            <text:p>3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MARÃ­A YOLANDA</text:p>
          </table:table-cell>
          <table:table-cell office:value-type="string">
            <text:p>PIXTUN ARGUETA</text:p>
          </table:table-cell>
          <table:table-cell office:value-type="string">
            <text:p>20574495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olanda.argueta1990@gmail.com</text:p>
          </table:table-cell>
          <table:table-cell office:value-type="float" office:value="0.00">
            <text:p>0.00</text:p>
          </table:table-cell>
          <table:table-cell office:value-type="float" office:value="4.00">
            <text:p>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00">
            <text:p>4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NAYSLA SUSANA</text:p>
          </table:table-cell>
          <table:table-cell office:value-type="string">
            <text:p>PÃ©REZ CASTAÃ±EDA</text:p>
          </table:table-cell>
          <table:table-cell office:value-type="string">
            <text:p>255855095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ysla.perezcastaned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EVELYN ZUSETH</text:p>
          </table:table-cell>
          <table:table-cell office:value-type="string">
            <text:p>PÃ©REZ LEAL</text:p>
          </table:table-cell>
          <table:table-cell office:value-type="string">
            <text:p>269650059200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elynperezleal@gmail.com</text:p>
          </table:table-cell>
          <table:table-cell office:value-type="float" office:value="20.00">
            <text:p>20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7.00">
            <text:p>37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JUAN JOSÃ©</text:p>
          </table:table-cell>
          <table:table-cell office:value-type="string">
            <text:p>PÃ©REZ REYES</text:p>
          </table:table-cell>
          <table:table-cell office:value-type="string">
            <text:p>171678427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712418juanperez@gmail.com</text:p>
          </table:table-cell>
          <table:table-cell office:value-type="string">
            <text:p>-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3.00">
            <text:p>13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FREDY ALBERTO</text:p>
          </table:table-cell>
          <table:table-cell office:value-type="string">
            <text:p>QUIÃ±ONEZ NAVARRO</text:p>
          </table:table-cell>
          <table:table-cell office:value-type="string">
            <text:p>21795502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913052fredyquinonez@gmail.com</text:p>
          </table:table-cell>
          <table:table-cell office:value-type="string">
            <text:p>-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1.00">
            <text:p>1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JACKELINE SUSSETH</text:p>
          </table:table-cell>
          <table:table-cell office:value-type="string">
            <text:p>RECINOS GONZÃ¡LEZ</text:p>
          </table:table-cell>
          <table:table-cell office:value-type="string">
            <text:p>21259050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ckysurego@hotmail.com</text:p>
          </table:table-cell>
          <table:table-cell office:value-type="float" office:value="25.00">
            <text:p>25.00</text:p>
          </table:table-cell>
          <table:table-cell office:value-type="float" office:value="25.00">
            <text:p>2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0.00">
            <text:p>50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CATALINA ELIZABETH</text:p>
          </table:table-cell>
          <table:table-cell office:value-type="string">
            <text:p>REVOLORIO GUERRA</text:p>
          </table:table-cell>
          <table:table-cell office:value-type="string">
            <text:p>208120742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talina.revolorio24@gmail.com</text:p>
          </table:table-cell>
          <table:table-cell office:value-type="string">
            <text:p>-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3.00">
            <text:p>13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FABIOLA EVANGELINA</text:p>
          </table:table-cell>
          <table:table-cell office:value-type="string">
            <text:p>RIVERA ORDÃ³Ã±EZ</text:p>
          </table:table-cell>
          <table:table-cell office:value-type="string">
            <text:p>25372732407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biolariverao090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ILEENE DENISSE</text:p>
          </table:table-cell>
          <table:table-cell office:value-type="string">
            <text:p>RIVERA RECINOS</text:p>
          </table:table-cell>
          <table:table-cell office:value-type="string">
            <text:p>20604251501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nisse.2r91@gmail.com</text:p>
          </table:table-cell>
          <table:table-cell office:value-type="float" office:value="25.00">
            <text:p>2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.00">
            <text:p>3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MARIA VANESSA</text:p>
          </table:table-cell>
          <table:table-cell office:value-type="string">
            <text:p>RODAS RUIZ</text:p>
          </table:table-cell>
          <table:table-cell office:value-type="string">
            <text:p>22613185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nyrodas@gmail.com</text:p>
          </table:table-cell>
          <table:table-cell office:value-type="float" office:value="25.00">
            <text:p>25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6.00">
            <text:p>36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JENIFER CELESTE</text:p>
          </table:table-cell>
          <table:table-cell office:value-type="string">
            <text:p>RODAS SÃ¡NCHEZ</text:p>
          </table:table-cell>
          <table:table-cell office:value-type="string">
            <text:p>269725164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5503jeniferrodas@gmail.com</text:p>
          </table:table-cell>
          <table:table-cell office:value-type="float" office:value="15.00">
            <text:p>15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6.00">
            <text:p>26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WILVER ELADIO</text:p>
          </table:table-cell>
          <table:table-cell office:value-type="string">
            <text:p>RODRIGUEZ VILLALTA</text:p>
          </table:table-cell>
          <table:table-cell office:value-type="string">
            <text:p>29895597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12729wilverrodriguez@gmail.com</text:p>
          </table:table-cell>
          <table:table-cell office:value-type="float" office:value="15.00">
            <text:p>15.00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1.00">
            <text:p>2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MARCO TULIO</text:p>
          </table:table-cell>
          <table:table-cell office:value-type="string">
            <text:p>RODRÃ­GUEZ CHAVEZ</text:p>
          </table:table-cell>
          <table:table-cell office:value-type="string">
            <text:p>25055513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corodriguez0719@gmail.com</text:p>
          </table:table-cell>
          <table:table-cell office:value-type="float" office:value="25.00">
            <text:p>25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.00">
            <text:p>3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STRID ELIZABETH</text:p>
          </table:table-cell>
          <table:table-cell office:value-type="string">
            <text:p>RODRÃ­GUEZ MURALLES</text:p>
          </table:table-cell>
          <table:table-cell office:value-type="string">
            <text:p>30273678601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06183astridrodriguez@gmail.com</text:p>
          </table:table-cell>
          <table:table-cell office:value-type="float" office:value="20.00">
            <text:p>20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.00">
            <text:p>3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CANDY LUCIA</text:p>
          </table:table-cell>
          <table:table-cell office:value-type="string">
            <text:p>ROMERO DE LEÃ³N</text:p>
          </table:table-cell>
          <table:table-cell office:value-type="string">
            <text:p>18125463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chiieromer@gmail.com</text:p>
          </table:table-cell>
          <table:table-cell office:value-type="float" office:value="20.00">
            <text:p>20.00</text:p>
          </table:table-cell>
          <table:table-cell office:value-type="float" office:value="19.00">
            <text:p>1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9.00">
            <text:p>39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GLORIA MELINA</text:p>
          </table:table-cell>
          <table:table-cell office:value-type="string">
            <text:p>ROMERO DE LEÃ³N</text:p>
          </table:table-cell>
          <table:table-cell office:value-type="string">
            <text:p>17294968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rnadasdelafelicidad@gmail.com</text:p>
          </table:table-cell>
          <table:table-cell office:value-type="float" office:value="20.00">
            <text:p>2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0.00">
            <text:p>20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PAOLA JESSICA MICHELLE</text:p>
          </table:table-cell>
          <table:table-cell office:value-type="string">
            <text:p>ROMÃ¡N CASTRO</text:p>
          </table:table-cell>
          <table:table-cell office:value-type="string">
            <text:p>355298678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001paolaroman@gmail.com</text:p>
          </table:table-cell>
          <table:table-cell office:value-type="float" office:value="25.00">
            <text:p>25.00</text:p>
          </table:table-cell>
          <table:table-cell office:value-type="float" office:value="21.00">
            <text:p>2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.00">
            <text:p>46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JOSÃ© SEGUNDO</text:p>
          </table:table-cell>
          <table:table-cell office:value-type="string">
            <text:p>ROMÃ¡N DE MATA</text:p>
          </table:table-cell>
          <table:table-cell office:value-type="string">
            <text:p>26367754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mandemata24@gmail.com</text:p>
          </table:table-cell>
          <table:table-cell office:value-type="float" office:value="25.00">
            <text:p>25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2.00">
            <text:p>32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DHARMA PAOLA</text:p>
          </table:table-cell>
          <table:table-cell office:value-type="string">
            <text:p>RUIZ LEMUS</text:p>
          </table:table-cell>
          <table:table-cell office:value-type="string">
            <text:p>301120331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7683dharmaruiz@gmail.com</text:p>
          </table:table-cell>
          <table:table-cell office:value-type="float" office:value="25.00">
            <text:p>2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8.00">
            <text:p>3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KARLA PAOLA</text:p>
          </table:table-cell>
          <table:table-cell office:value-type="string">
            <text:p>SALAZAR GUZMÃ¡N</text:p>
          </table:table-cell>
          <table:table-cell office:value-type="string">
            <text:p>26503173701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ipyrock21@gmail.com</text:p>
          </table:table-cell>
          <table:table-cell office:value-type="float" office:value="20.00">
            <text:p>20.00</text:p>
          </table:table-cell>
          <table:table-cell office:value-type="float" office:value="11.00">
            <text:p>11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1.00">
            <text:p>31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EDGA ESTUARDO</text:p>
          </table:table-cell>
          <table:table-cell office:value-type="string">
            <text:p>SOTOJ</text:p>
          </table:table-cell>
          <table:table-cell office:value-type="string">
            <text:p>170285103010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es71@hotmail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.00">
            <text:p>19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INGRID YESENIA</text:p>
          </table:table-cell>
          <table:table-cell office:value-type="string">
            <text:p>SÃ¡NCHEZ SALAZAR</text:p>
          </table:table-cell>
          <table:table-cell office:value-type="string">
            <text:p>243933606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0012907.ingrid.sanchez@gmail.com</text:p>
          </table:table-cell>
          <table:table-cell office:value-type="float" office:value="15.00">
            <text:p>15.00</text:p>
          </table:table-cell>
          <table:table-cell office:value-type="float" office:value="13.00">
            <text:p>13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8.00">
            <text:p>2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VIVIAN MARÃ­A ESTHER</text:p>
          </table:table-cell>
          <table:table-cell office:value-type="string">
            <text:p>VALEY RUANO DE IXQUIAC</text:p>
          </table:table-cell>
          <table:table-cell office:value-type="string">
            <text:p>18178655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vianvaley2012@gmail.com</text:p>
          </table:table-cell>
          <table:table-cell office:value-type="float" office:value="20.00">
            <text:p>20.00</text:p>
          </table:table-cell>
          <table:table-cell office:value-type="float" office:value="17.00">
            <text:p>1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7.00">
            <text:p>37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MARIO ANDRÃ©</text:p>
          </table:table-cell>
          <table:table-cell office:value-type="string">
            <text:p>VICENTE MORATAYA</text:p>
          </table:table-cell>
          <table:table-cell office:value-type="string">
            <text:p>299700100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803092mariovicente@gmail.com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ANA BETZABE</text:p>
          </table:table-cell>
          <table:table-cell office:value-type="string">
            <text:p>VÃ¡SQUEZ ALVAREZ</text:p>
          </table:table-cell>
          <table:table-cell office:value-type="string">
            <text:p>233121099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nybetzabe.86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BYRON ALESTER</text:p>
          </table:table-cell>
          <table:table-cell office:value-type="string">
            <text:p>YOC CARDONA</text:p>
          </table:table-cell>
          <table:table-cell office:value-type="string">
            <text:p>16184326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ster86gt@gmail.com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9.00">
            <text:p>19.00</text:p>
          </table:table-cell>
          <table:table-cell office:value-type="string">
            <text:p>1717598694</text:p>
          </table:table-cell>
        </table:table-row>
        <table:table-row>
          <table:table-cell office:value-type="string">
            <text:p>EVA EMILIANA</text:p>
          </table:table-cell>
          <table:table-cell office:value-type="string">
            <text:p>ZAPET OCHOA</text:p>
          </table:table-cell>
          <table:table-cell office:value-type="string">
            <text:p>18155722301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va.zapetochoa@gmail.com</text:p>
          </table:table-cell>
          <table:table-cell office:value-type="float" office:value="15.00">
            <text:p>15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.00">
            <text:p>22.00</text:p>
          </table:table-cell>
          <table:table-cell office:value-type="string">
            <text:p>17175986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4.0.3 (Build: 20220822)</meta:generator>
    <meta:initial-creator>Administrador Usuario</meta:initial-creator>
    <meta:creation-date>2024-06-05T08:44:54</meta:creation-date>
    <meta:document-statistic meta:table-count="1" meta:cell-count="0" meta:object-count="0"/>
  </office:meta>
</office:document-meta>
</file>